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1_3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Leat?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12 Sivan 5614</text:p>
      <text:p text:style-name="P2">Date (derived from Gregorian calendar)<text:tab/>8 June 1854</text:p>
      <text:p text:style-name="P2">Month<text:tab/><text:tab/><text:tab/><text:tab/><text:tab/><text:tab/>June</text:p>
      <text:p text:style-name="P2">Year<text:tab/><text:tab/><text:tab/><text:tab/><text:tab/><text:tab/>1854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Dear Friend/</text:span></text:p>
      <text:p text:style-name="P2"><text:span text:style-name="T1"><text:tab/>I could not let you/ leave our city without a small/ token of remembrance from me,/ although trifeling[sic] you will find/ it useful, though, not ornamental./ <text:s/>I beg your acceptance of the accom/-panying ba[?] and trust when you/ wear it you will give me a/ thought, God grant you a/ quick and speedy voyage, and/ that you may join your/</text:span></text:p>
      <text:p text:style-name="P2"><text:span text:style-name="T1"/></text:p>
      <text:p text:style-name="P2"><text:span text:style-name="T1">[Page 2]</text:span></text:p>
      <text:p text:style-name="P2"><text:span text:style-name="T1">loved Family soon, and find them/ all in the enjoyment of health/ is the fervant[sic] wish of Your Friend/</text:span></text:p>
      <text:p text:style-name="P2"><text:span text:style-name="T1"><text:tab/>Leat[?]/</text:span></text:p>
      <text:p text:style-name="P2"><text:span text:style-name="T1">June 8th(/)54/</text:span></text:p>
      <text:p text:style-name="P2"><text:span text:style-name="T1">Sivan 12</text:span><text:span text:style-name="T2">th</text:span><text:span text:style-name="T1"> 5614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1T11:10:50</meta:creation-date>
    <dc:date>2009-04-21T11:15:30</dc:date>
    <dc:language>en-US</dc:language>
    <meta:editing-cycles>2</meta:editing-cycles>
    <meta:editing-duration>PT4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8" meta:word-count="254" meta:character-count="1751"/>
  </office:meta>
</office:document-meta>
</file>